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2a2" officeooo:paragraph-rsid="001512a2"/>
    </style:style>
    <style:style style:name="P2" style:family="paragraph" style:parent-style-name="Standard">
      <style:text-properties officeooo:rsid="00162db4" officeooo:paragraph-rsid="00162db4"/>
    </style:style>
    <style:style style:name="P3" style:family="paragraph" style:parent-style-name="Standard" style:list-style-name="L1">
      <style:text-properties officeooo:rsid="00162db4" officeooo:paragraph-rsid="00162db4"/>
    </style:style>
    <style:style style:name="P4" style:family="paragraph" style:parent-style-name="Standard" style:list-style-name="L1">
      <style:text-properties officeooo:rsid="00162db4" officeooo:paragraph-rsid="00196e87"/>
    </style:style>
    <style:style style:name="P5" style:family="paragraph" style:parent-style-name="Standard" style:list-style-name="L1">
      <style:text-properties officeooo:rsid="00162db4" officeooo:paragraph-rsid="001bbde9"/>
    </style:style>
    <style:style style:name="P6" style:family="paragraph" style:parent-style-name="Standard" style:list-style-name="L1">
      <style:text-properties officeooo:rsid="00162db4" officeooo:paragraph-rsid="001fe628"/>
    </style:style>
    <style:style style:name="P7" style:family="paragraph" style:parent-style-name="Standard" style:list-style-name="L1">
      <style:text-properties officeooo:rsid="00196e87" officeooo:paragraph-rsid="00196e87"/>
    </style:style>
    <style:style style:name="P8" style:family="paragraph" style:parent-style-name="Standard" style:list-style-name="L1">
      <style:text-properties officeooo:rsid="001c66ad" officeooo:paragraph-rsid="001c66ad"/>
    </style:style>
    <style:style style:name="P9" style:family="paragraph" style:parent-style-name="Standard" style:list-style-name="L1">
      <style:text-properties officeooo:rsid="0022a825" officeooo:paragraph-rsid="0022a825"/>
    </style:style>
    <style:style style:name="P10" style:family="paragraph" style:parent-style-name="Standard" style:list-style-name="L1">
      <style:text-properties officeooo:rsid="0024068c" officeooo:paragraph-rsid="0024068c"/>
    </style:style>
    <style:style style:name="P11" style:family="paragraph" style:parent-style-name="Standard" style:list-style-name="L1">
      <style:text-properties officeooo:rsid="00257945" officeooo:paragraph-rsid="00257945"/>
    </style:style>
    <style:style style:name="P12" style:family="paragraph" style:parent-style-name="Standard" style:list-style-name="L1">
      <style:text-properties officeooo:rsid="00270767" officeooo:paragraph-rsid="002707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1ebf" style:font-style-asian="italic" style:font-style-complex="italic"/>
    </style:style>
    <style:style style:name="T3" style:family="text">
      <style:text-properties fo:font-style="italic" officeooo:rsid="00196e87" style:font-style-asian="italic" style:font-style-complex="italic"/>
    </style:style>
    <style:style style:name="T4" style:family="text">
      <style:text-properties fo:font-style="italic" officeooo:rsid="001b5a34" style:font-style-asian="italic" style:font-style-complex="italic"/>
    </style:style>
    <style:style style:name="T5" style:family="text">
      <style:text-properties fo:font-style="italic" officeooo:rsid="001e1a84" style:font-style-asian="italic" style:font-style-complex="italic"/>
    </style:style>
    <style:style style:name="T6" style:family="text">
      <style:text-properties fo:font-style="italic" officeooo:rsid="001fe628" style:font-style-asian="italic" style:font-style-complex="italic"/>
    </style:style>
    <style:style style:name="T7" style:family="text">
      <style:text-properties officeooo:rsid="00196e87"/>
    </style:style>
    <style:style style:name="T8" style:family="text">
      <style:text-properties officeooo:rsid="001c536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dc5b5" style:font-style-asian="normal" style:font-style-complex="normal"/>
    </style:style>
    <style:style style:name="T11" style:family="text">
      <style:text-properties fo:font-style="normal" officeooo:rsid="001fe628" style:font-style-asian="normal" style:font-style-complex="normal"/>
    </style:style>
    <style:style style:name="T12" style:family="text">
      <style:text-properties officeooo:rsid="001dc5b5"/>
    </style:style>
    <style:style style:name="T13" style:family="text">
      <style:text-properties officeooo:rsid="001fe628"/>
    </style:style>
    <style:style style:name="T14" style:family="text">
      <style:text-properties officeooo:rsid="0022a8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TP protokol</text:p>
      <text:p text:style-name="P1"/>
      <text:p text:style-name="P2">3 základní typy zpráv:</text:p>
      <text:p text:style-name="P2"/>
      <text:list xml:id="list3099161207339168497" text:style-name="L1">
        <text:list-item>
          <text:p text:style-name="P3">žádost o soubor <text:span text:style-name="T14">(pouze klient → server)</text:span></text:p>
          <text:list>
            <text:list-header>
              <text:p text:style-name="P4">“GET FILE<text:span text:style-name="T7">\n</text:span> </text:p>
              <text:list>
                <text:list-header>
                  <text:p text:style-name="P5"><text:span text:style-name="T5">Name</text:span><text:span text:style-name="T3">: name_of_file</text:span><text:span text:style-name="T1"> </text:span><text:span text:style-name="T2">\n</text:span></text:p>
                  <text:p text:style-name="P5"><text:span text:style-name="T4">\n</text:span><text:span text:style-name="T2">“</text:span></text:p>
                </text:list-header>
              </text:list>
            </text:list-header>
          </text:list>
        </text:list-item>
        <text:list-item>
          <text:p text:style-name="P3">poslání souboru</text:p>
          <text:list>
            <text:list-header>
              <text:p text:style-name="P3">“<text:span text:style-name="T8">FILE TRANSFER\n</text:span></text:p>
              <text:p text:style-name="P8"><text:span text:style-name="T12">Name</text:span>: <text:span text:style-name="T1">name_of_file </text:span><text:span text:style-name="T9">\n</text:span></text:p>
              <text:p text:style-name="P8"><text:span text:style-name="T10">Size</text:span><text:span text:style-name="T9">: </text:span><text:span text:style-name="T1">size_of_file</text:span><text:span text:style-name="T9"> \n</text:span></text:p>
              <text:p text:style-name="P8"><text:span text:style-name="T9">\n\n</text:span></text:p>
              <text:p text:style-name="P8"><text:span text:style-name="T9">file_content”</text:span></text:p>
              <text:p text:style-name="P9"><text:span text:style-name="T9">V hlaviččce se nachází jméno souboru a jeho velikost, je ukončena \n\n. Poté se ve zprávě nachází data.<text:tab/></text:span></text:p>
              <text:list>
                <text:list-header>
                  <text:p text:style-name="P3"/>
                </text:list-header>
              </text:list>
              <text:p text:style-name="P7"/>
            </text:list-header>
          </text:list>
        </text:list-item>
        <text:list-item>
          <text:p text:style-name="P3">hlášení o chybě (pouze server → klient)</text:p>
          <text:list>
            <text:list-header>
              <text:p text:style-name="P6">“<text:span text:style-name="T13">ERROR </text:span><text:span text:style-name="T6">err_id </text:span><text:span text:style-name="T11">\n</text:span></text:p>
              <text:p text:style-name="P6"><text:span text:style-name="T11">\n”</text:span></text:p>
              <text:p text:style-name="P10"><text:span text:style-name="T11">H</text:span><text:span text:style-name="T9">lášení o chybě, err_id upřesňuje konkrétní chybu.</text:span></text:p>
              <text:p text:style-name="P11"><text:span text:style-name="T9">1 – soubor nenalezen</text:span></text:p>
              <text:p text:style-name="P11"><text:span text:style-name="T9">2 – soubor nelze otevřít <text:s/></text:span></text:p>
              <text:p text:style-name="P12"><text:span text:style-name="T9">55 – interní chyba</text:span></text:p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3:28:42.166762897</meta:creation-date>
    <dc:date>2016-03-30T13:41:52.076718302</dc:date>
    <meta:editing-duration>PT12M30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80" meta:character-count="481" meta:non-whitespace-character-count="417"/>
  </office:meta>
</office:document-meta>
</file>